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49.64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8.94mm"/>
    </style:style>
    <style:style style:name="co5" style:family="table-column">
      <style:table-column-properties fo:break-before="auto" style:column-width="9.72mm"/>
    </style:style>
    <style:style style:name="co6" style:family="table-column">
      <style:table-column-properties fo:break-before="auto" style:column-width="9.14mm"/>
    </style:style>
    <style:style style:name="co7" style:family="table-column">
      <style:table-column-properties fo:break-before="auto" style:column-width="4.85mm"/>
    </style:style>
    <style:style style:name="co8" style:family="table-column">
      <style:table-column-properties fo:break-before="auto" style:column-width="11.47mm"/>
    </style:style>
    <style:style style:name="co9" style:family="table-column">
      <style:table-column-properties fo:break-before="auto" style:column-width="34.2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TSMER9A3_Gambierdiscus-carpenteri_gosum1-molec" table:style-name="ta1">
        <table:shapes>
          <draw:frame draw:z-index="0" draw:style-name="gr1" draw:text-style-name="P1" svg:width="160.1mm" svg:height="557.8mm" svg:x="8mm" svg:y="52.82mm">
            <loext:p draw:notify-on-update-of-ranges="'UTSMER9A3_Gambierdiscus-carpenteri_gosum1-molec'.B1:'UTSMER9A3_Gambierdiscus-carpenteri_gosum1-molec'.B1 'UTSMER9A3_Gambierdiscus-carpenteri_gosum1-molec'.B2:'UTSMER9A3_Gambierdiscus-carpenteri_gosum1-molec'.B11 'UTSMER9A3_Gambierdiscus-carpenteri_gosum1-molec'.C1:'UTSMER9A3_Gambierdiscus-carpenteri_gosum1-molec'.C1 'UTSMER9A3_Gambierdiscus-carpenteri_gosum1-molec'.C2:'UTSMER9A3_Gambierdiscus-carpenteri_gosum1-molec'.C11 'UTSMER9A3_Gambierdiscus-carpenteri_gosum1-molec'.D1:'UTSMER9A3_Gambierdiscus-carpenteri_gosum1-molec'.D1 'UTSMER9A3_Gambierdiscus-carpenteri_gosum1-molec'.D2:'UTSMER9A3_Gambierdiscus-carpenteri_gosum1-molec'.D11 'UTSMER9A3_Gambierdiscus-carpenteri_gosum1-molec'.E1:'UTSMER9A3_Gambierdiscus-carpenteri_gosum1-molec'.E1 'UTSMER9A3_Gambierdiscus-carpenteri_gosum1-molec'.E2:'UTSMER9A3_Gambierdiscus-carpenteri_gosum1-molec'.E11 'UTSMER9A3_Gambierdiscus-carpenteri_gosum1-molec'.F1:'UTSMER9A3_Gambierdiscus-carpenteri_gosum1-molec'.F1 'UTSMER9A3_Gambierdiscus-carpenteri_gosum1-molec'.F2:'UTSMER9A3_Gambierdiscus-carpenteri_gosum1-molec'.F11 'UTSMER9A3_Gambierdiscus-carpenteri_gosum1-molec'.G1:'UTSMER9A3_Gambierdiscus-carpenteri_gosum1-molec'.G1 'UTSMER9A3_Gambierdiscus-carpenteri_gosum1-molec'.G2:'UTSMER9A3_Gambierdiscus-carpenteri_gosum1-molec'.G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G. australes</text:p>
          </table:table-cell>
          <table:table-cell office:value-type="string" calcext:value-type="string">
            <text:p>G. carpenteri</text:p>
          </table:table-cell>
          <table:table-cell office:value-type="string" calcext:value-type="string">
            <text:p>G. lapillus</text:p>
          </table:table-cell>
          <table:table-cell office:value-type="string" calcext:value-type="string">
            <text:p>G. cf. Silvae</text:p>
          </table:table-cell>
          <table:table-cell office:value-type="string" calcext:value-type="string">
            <text:p>G. polynesi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3824</text:p>
          </table:table-cell>
          <table:table-cell office:value-type="string" calcext:value-type="string">
            <text:p>catalytic activity</text:p>
          </table:table-cell>
          <table:table-cell office:value-type="float" office:value="522" calcext:value-type="float">
            <text:p>522</text:p>
          </table:table-cell>
          <table:table-cell office:value-type="float" office:value="601" calcext:value-type="float">
            <text:p>601</text:p>
          </table:table-cell>
          <table:table-cell office:value-type="float" office:value="592" calcext:value-type="float">
            <text:p>59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5198</text:p>
          </table:table-cell>
          <table:table-cell office:value-type="string" calcext:value-type="string">
            <text:p>structural molecule activit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5215</text:p>
          </table:table-cell>
          <table:table-cell office:value-type="string" calcext:value-type="string">
            <text:p>transporter activity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5488</text:p>
          </table:table-cell>
          <table:table-cell office:value-type="string" calcext:value-type="string">
            <text:p>binding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6209</text:p>
          </table:table-cell>
          <table:table-cell office:value-type="string" calcext:value-type="string">
            <text:p>antioxidant activit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8024</text:p>
          </table:table-cell>
          <table:table-cell office:value-type="string" calcext:value-type="string">
            <text:p>cargo receptor activity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60089</text:p>
          </table:table-cell>
          <table:table-cell office:value-type="string" calcext:value-type="string">
            <text:p>molecular transducer activity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8772</text:p>
          </table:table-cell>
          <table:table-cell office:value-type="string" calcext:value-type="string">
            <text:p>molecular function regulator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140104</text:p>
          </table:table-cell>
          <table:table-cell office:value-type="string" calcext:value-type="string">
            <text:p>molecular carrier activ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140110</text:p>
          </table:table-cell>
          <table:table-cell office:value-type="string" calcext:value-type="string">
            <text:p>transcription regulator activ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4:53:26.823041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14:56:54.491787069</dc:date>
    <meta:editing-duration>PT8M34S</meta:editing-duration>
    <meta:editing-cycles>4</meta:editing-cycles>
    <meta:generator>LibreOffice/5.1.6.2$Linux_X86_64 LibreOffice_project/10m0$Build-2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1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55.781cm" xlink:href=".." xlink:type="simple" chart:class="chart:bar" chart:style-name="ch1">
        <chart:legend svg:x="12.867cm" svg:y="45.535cm" style:legend-expansion="custom" chartooo:width="3.111cm" chartooo:height="2.59cm" style:legend-expansion-aspect-ratio="1.2011583011583" chart:style-name="ch2"/>
        <chart:plot-area chart:style-name="ch3" table:cell-range-address="'UTSMER9A3_Gambierdiscus-carpenteri_gosum1-molec'.B1:'UTSMER9A3_Gambierdiscus-carpenteri_gosum1-molec'.G11" chart:data-source-has-labels="both" svg:x="0.393cm" svg:y="0.014cm" svg:width="12.496cm" svg:height="55.537cm">
          <chartooo:coordinate-region svg:x="1.788cm" svg:y="0.213cm" svg:width="11.101cm" svg:height="51.609cm"/>
          <chart:axis chart:dimension="x" chart:name="primary-x" chart:style-name="ch4" chartooo:axis-type="auto">
            <chartooo:date-scale/>
            <chart:categories table:cell-range-address="'UTSMER9A3_Gambierdiscus-carpenteri_gosum1-molec'.B2:'UTSMER9A3_Gambierdiscus-carpenteri_gosum1-molec'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TSMER9A3_Gambierdiscus-carpenteri_gosum1-molec'.C2:'UTSMER9A3_Gambierdiscus-carpenteri_gosum1-molec'.C11" chart:label-cell-address="'UTSMER9A3_Gambierdiscus-carpenteri_gosum1-molec'.C1:'UTSMER9A3_Gambierdiscus-carpenteri_gosum1-molec'.C1" chart:class="chart:bar">
            <chart:data-point chart:repeated="10"/>
          </chart:series>
          <chart:series chart:style-name="ch8" chart:values-cell-range-address="'UTSMER9A3_Gambierdiscus-carpenteri_gosum1-molec'.D2:'UTSMER9A3_Gambierdiscus-carpenteri_gosum1-molec'.D11" chart:label-cell-address="'UTSMER9A3_Gambierdiscus-carpenteri_gosum1-molec'.D1:'UTSMER9A3_Gambierdiscus-carpenteri_gosum1-molec'.D1" chart:class="chart:bar">
            <chart:data-point chart:repeated="10"/>
          </chart:series>
          <chart:series chart:style-name="ch9" chart:values-cell-range-address="'UTSMER9A3_Gambierdiscus-carpenteri_gosum1-molec'.E2:'UTSMER9A3_Gambierdiscus-carpenteri_gosum1-molec'.E11" chart:label-cell-address="'UTSMER9A3_Gambierdiscus-carpenteri_gosum1-molec'.E1:'UTSMER9A3_Gambierdiscus-carpenteri_gosum1-molec'.E1" chart:class="chart:bar">
            <chart:data-point chart:repeated="10"/>
          </chart:series>
          <chart:series chart:style-name="ch10" chart:values-cell-range-address="'UTSMER9A3_Gambierdiscus-carpenteri_gosum1-molec'.F2:'UTSMER9A3_Gambierdiscus-carpenteri_gosum1-molec'.F11" chart:label-cell-address="'UTSMER9A3_Gambierdiscus-carpenteri_gosum1-molec'.F1:'UTSMER9A3_Gambierdiscus-carpenteri_gosum1-molec'.F1" chart:class="chart:bar">
            <chart:data-point chart:repeated="10"/>
          </chart:series>
          <chart:series chart:style-name="ch11" chart:values-cell-range-address="'UTSMER9A3_Gambierdiscus-carpenteri_gosum1-molec'.G2:'UTSMER9A3_Gambierdiscus-carpenteri_gosum1-molec'.G11" chart:label-cell-address="'UTSMER9A3_Gambierdiscus-carpenteri_gosum1-molec'.G1:'UTSMER9A3_Gambierdiscus-carpenteri_gosum1-molec'.G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. australes</text:p>
                <draw:g>
                  <svg:desc>'UTSMER9A3_Gambierdiscus-carpenteri_gosum1-molec'.C1:'UTSMER9A3_Gambierdiscus-carpenteri_gosum1-molec'.C1</svg:desc>
                </draw:g>
              </table:table-cell>
              <table:table-cell office:value-type="string">
                <text:p>G. carpenteri</text:p>
                <draw:g>
                  <svg:desc>'UTSMER9A3_Gambierdiscus-carpenteri_gosum1-molec'.D1:'UTSMER9A3_Gambierdiscus-carpenteri_gosum1-molec'.D1</svg:desc>
                </draw:g>
              </table:table-cell>
              <table:table-cell office:value-type="string">
                <text:p>G. lapillus</text:p>
                <draw:g>
                  <svg:desc>'UTSMER9A3_Gambierdiscus-carpenteri_gosum1-molec'.E1:'UTSMER9A3_Gambierdiscus-carpenteri_gosum1-molec'.E1</svg:desc>
                </draw:g>
              </table:table-cell>
              <table:table-cell office:value-type="string">
                <text:p>G. cf. Silvae</text:p>
                <draw:g>
                  <svg:desc>'UTSMER9A3_Gambierdiscus-carpenteri_gosum1-molec'.F1:'UTSMER9A3_Gambierdiscus-carpenteri_gosum1-molec'.F1</svg:desc>
                </draw:g>
              </table:table-cell>
              <table:table-cell office:value-type="string">
                <text:p>G. polynesiensis</text:p>
                <draw:g>
                  <svg:desc>'UTSMER9A3_Gambierdiscus-carpenteri_gosum1-molec'.G1:'UTSMER9A3_Gambierdiscus-carpenteri_gosum1-mole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talytic activity</text:p>
                <draw:g>
                  <svg:desc>'UTSMER9A3_Gambierdiscus-carpenteri_gosum1-molec'.B2:'UTSMER9A3_Gambierdiscus-carpenteri_gosum1-molec'.B11</svg:desc>
                </draw:g>
              </table:table-cell>
              <table:table-cell office:value-type="float" office:value="522">
                <text:p>522</text:p>
                <draw:g>
                  <svg:desc>'UTSMER9A3_Gambierdiscus-carpenteri_gosum1-molec'.C2:'UTSMER9A3_Gambierdiscus-carpenteri_gosum1-molec'.C11</svg:desc>
                </draw:g>
              </table:table-cell>
              <table:table-cell office:value-type="float" office:value="601">
                <text:p>601</text:p>
                <draw:g>
                  <svg:desc>'UTSMER9A3_Gambierdiscus-carpenteri_gosum1-molec'.D2:'UTSMER9A3_Gambierdiscus-carpenteri_gosum1-molec'.D11</svg:desc>
                </draw:g>
              </table:table-cell>
              <table:table-cell office:value-type="float" office:value="592">
                <text:p>592</text:p>
                <draw:g>
                  <svg:desc>'UTSMER9A3_Gambierdiscus-carpenteri_gosum1-molec'.E2:'UTSMER9A3_Gambierdiscus-carpenteri_gosum1-molec'.E11</svg:desc>
                </draw:g>
              </table:table-cell>
              <table:table-cell office:value-type="float" office:value="603">
                <text:p>603</text:p>
                <draw:g>
                  <svg:desc>'UTSMER9A3_Gambierdiscus-carpenteri_gosum1-molec'.F2:'UTSMER9A3_Gambierdiscus-carpenteri_gosum1-molec'.F11</svg:desc>
                </draw:g>
              </table:table-cell>
              <table:table-cell office:value-type="float" office:value="604">
                <text:p>604</text:p>
                <draw:g>
                  <svg:desc>'UTSMER9A3_Gambierdiscus-carpenteri_gosum1-molec'.G2:'UTSMER9A3_Gambierdiscus-carpenteri_gosum1-molec'.G11</svg:desc>
                </draw:g>
              </table:table-cell>
            </table:table-row>
            <table:table-row>
              <table:table-cell office:value-type="string">
                <text:p>structural molecule activity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ransporter activity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binding</text:p>
              </table:table-cell>
              <table:table-cell office:value-type="float" office:value="116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antioxidant activity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rgo receptor activi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lecular transducer activity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olecular function regulator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olecular carrier activi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nscription regulator activity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